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d2f" officeooo:paragraph-rsid="00033d2f"/>
    </style:style>
    <style:style style:name="P2" style:family="paragraph" style:parent-style-name="Standard">
      <style:text-properties officeooo:rsid="0004d2da" officeooo:paragraph-rsid="0004d2da"/>
    </style:style>
    <style:style style:name="P3" style:family="paragraph" style:parent-style-name="Standard">
      <style:text-properties officeooo:rsid="0005b70b" officeooo:paragraph-rsid="0005b70b"/>
    </style:style>
    <style:style style:name="P4" style:family="paragraph" style:parent-style-name="Standard">
      <style:text-properties officeooo:rsid="0005bd9b" officeooo:paragraph-rsid="0005bd9b"/>
    </style:style>
    <style:style style:name="P5" style:family="paragraph" style:parent-style-name="Standard" style:list-style-name="L1">
      <style:text-properties officeooo:rsid="00033d2f" officeooo:paragraph-rsid="00033d2f"/>
    </style:style>
    <style:style style:name="P6" style:family="paragraph" style:parent-style-name="Standard">
      <style:text-properties officeooo:rsid="00087f48" officeooo:paragraph-rsid="00087f48"/>
    </style:style>
    <style:style style:name="P7" style:family="paragraph" style:parent-style-name="Standard">
      <style:text-properties officeooo:rsid="0008ee99" officeooo:paragraph-rsid="0008ee99"/>
    </style:style>
    <style:style style:name="T1" style:family="text">
      <style:text-properties officeooo:rsid="00070100"/>
    </style:style>
    <style:style style:name="T2" style:family="text">
      <style:text-properties officeooo:rsid="00087f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boração de um Documento de Software</text:p>
      <text:p text:style-name="P1"/>
      <text:p text:style-name="P1">O documento deve conter:</text:p>
      <text:list xml:id="list60820822" text:style-name="L1">
        <text:list-item>
          <text:p text:style-name="P5">Apresentação (introdução ao sistema)</text:p>
        </text:list-item>
      </text:list>
      <text:p text:style-name="P1"/>
      <text:p text:style-name="P3"><text:tab/>Este projeto visa agilizar na organização de mensagens de empresas. Quando um chefe passa uma demanda para seu colega de trabalho estes por muitas vezes utilizam o whatsapp, e neste é possível baixar os dados das conversas. Trazendo assim informações importantes de quantas tarefas foram executadas em qual período, material utilizado, etc… </text:p>
      <text:p text:style-name="P3"/>
      <text:list xml:id="list50511021279635" text:continue-numbering="true" text:style-name="L1">
        <text:list-item>
          <text:p text:style-name="P5">Descrição do projeto (descrição básica do sistema planejado)</text:p>
        </text:list-item>
      </text:list>
      <text:p text:style-name="P1"/>
      <text:p text:style-name="P4"><text:tab/>Através de palavras-chave (setor ou serviço feito) ou um protocolo de comunicação implantado o chefe poderá apenas baixar os arquivos das conversas e arrastar para o nosso sistema e tudo será separado e organizado.</text:p>
      <text:p text:style-name="P4"/>
      <text:p text:style-name="P4"/>
      <text:list xml:id="list50511702381580" text:continue-numbering="true" text:style-name="L1">
        <text:list-item>
          <text:p text:style-name="P5">Descrição dos usuários (quem serão os usuários do sistema)</text:p>
        </text:list-item>
      </text:list>
      <text:p text:style-name="P1"><text:tab/><text:span text:style-name="T1">Pessoas que utilizam o whatsapp em ambiente industrial </text:span><text:span text:style-name="T2">e comercial, </text:span><text:span text:style-name="T1">para </text:span><text:span text:style-name="T2">organizar </text:span><text:span text:style-name="T1"><text:s/>comunicação de tarefas </text:span><text:span text:style-name="T2">feitas pelo app</text:span><text:span text:style-name="T1">.</text:span></text:p>
      <text:p text:style-name="P1"/>
      <text:list xml:id="list50511102554888" text:continue-numbering="true" text:style-name="L1">
        <text:list-item>
          <text:p text:style-name="P5">Necessidades observadas e regras de negócio</text:p>
        </text:list-item>
      </text:list>
      <text:p text:style-name="P6">No ambiente industrial e comercial o whatsapp é muito utilizado para comunicação de demandas. No final de um dia é comum o coordenador ter centenas de mensagens, tendo assim que utilizar estas mensagens como registro de ordem mandada para execução. Assim há a necessidade de um programa inteligente que ajude a organizar estas mensagens.</text:p>
      <text:p text:style-name="P6"/>
      <text:list xml:id="list50512183185791" text:continue-numbering="true" text:style-name="L1">
        <text:list-item>
          <text:p text:style-name="P5">Requisitos funcionais</text:p>
        </text:list-item>
        <text:list-item>
          <text:p text:style-name="P5">Requisitos não funcionais</text:p>
        </text:list-item>
        <text:list-item>
          <text:p text:style-name="P5">Tecnologias previstas</text:p>
        </text:list-item>
      </text:list>
      <text:p text:style-name="P7">Para esta implementação utilizarei as tecnologias: </text:p>
      <text:p text:style-name="P7">Linguagem de programação: JAVA</text:p>
      <text:p text:style-name="P7">Banco de dados: MySQL</text:p>
      <text:p text:style-name="P7">Interface gráfica: Swing</text:p>
      <text:p text:style-name="P7">Frameworks: JDBC para integração com Banco de Dados</text:p>
      <text:p text:style-name="P7">Ferramentas de desenvolvimento(IDE): Netbeans</text:p>
      <text:p text:style-name="P7">Controle de versão: Github</text:p>
      <text:p text:style-name="P7"/>
      <text:list xml:id="list50511220951967" text:continue-numbering="true" text:style-name="L1">
        <text:list-item>
          <text:p text:style-name="P5">Três funcionalidades (3 telas previstas)</text:p>
        </text:list-item>
        <text:list-item>
          <text:p text:style-name="P5">Três registros a serem armazenados</text:p>
        </text:list-item>
        <text:list-item>
          <text:p text:style-name="P5">Uso de banco de dados</text:p>
        </text:list-item>
      </text:list>
      <text:p text:style-name="P1"/>
      <text:p text:style-name="P2">Posso ir olhando no vídeo de exemplo e ir fazendo aplicando a minha ideia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22:24.262000000</meta:creation-date>
    <dc:date>2024-05-14T04:55:34.047000000</dc:date>
    <meta:editing-duration>PT1H37M42S</meta:editing-duration>
    <meta:editing-cycles>7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4" meta:word-count="274" meta:character-count="1771" meta:non-whitespace-character-count="1525"/>
  </office:meta>
</office:document-meta>
</file>